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venir Book1" svg:font-family="'Avenir Book'"/>
    <style:font-face style:name="Lohit Hindi1" svg:font-family="'Lohit Hindi'"/>
    <style:font-face style:name="Courier New" svg:font-family="'Courier New'" style:font-family-generic="modern" style:font-pitch="fixed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Heavy" svg:font-family="'Avenir Heavy'" style:font-family-generic="roman" style:font-pitch="variable"/>
    <style:font-face style:name="Baskerville SemiBold" svg:font-family="'Baskerville SemiBold'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enlo Regular" svg:font-family="'Menlo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0257in" fo:margin-left="-0.075in" fo:margin-top="0in" fo:margin-bottom="0in" table:align="left" style:writing-mode="lr-tb"/>
    </style:style>
    <style:style style:name="Table1.A" style:family="table-column">
      <style:table-column-properties style:column-width="4.075in"/>
    </style:style>
    <style:style style:name="Table1.B" style:family="table-column">
      <style:table-column-properties style:column-width="0.9917in"/>
    </style:style>
    <style:style style:name="Table1.E" style:family="table-column">
      <style:table-column-properties style:column-width="0.991in"/>
    </style:style>
    <style:style style:name="Table1.G" style:family="table-column">
      <style:table-column-properties style:column-width="0.9931in"/>
    </style:style>
    <style:style style:name="Table1.1" style:family="table-row">
      <style:table-row-properties style:min-row-height="0.974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-left="0.075in" fo:padding-right="0.075in" fo:padding-top="0in" fo:padding-bottom="0in" fo:border="none"/>
    </style:style>
    <style:style style:name="Table1.D1" style:family="table-cell">
      <style:table-cell-properties fo:padding-left="0.075in" fo:padding-right="0.075in" fo:padding-top="0in" fo:padding-bottom="0in" fo:border="none"/>
    </style:style>
    <style:style style:name="Table1.E1" style:family="table-cell">
      <style:table-cell-properties fo:padding-left="0.075in" fo:padding-right="0.075in" fo:padding-top="0in" fo:padding-bottom="0in" fo:border="none"/>
    </style:style>
    <style:style style:name="Table1.F1" style:family="table-cell">
      <style:table-cell-properties fo:padding-left="0.075in" fo:padding-right="0.075in" fo:padding-top="0in" fo:padding-bottom="0in" fo:border="none"/>
    </style:style>
    <style:style style:name="Table1.G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75in" fo:padding-right="0.075in" fo:padding-top="0in" fo:padding-bottom="0in" fo:border="none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 style:master-page-name="Standard">
      <style:paragraph-properties fo:text-align="center" style:justify-single-word="false" style:page-number="auto"/>
    </style:style>
    <style:style style:name="P4" style:family="paragraph" style:parent-style-name="No_20_Spacing">
      <style:paragraph-properties fo:text-align="center" style:justify-single-word="false"/>
      <style:text-properties fo:font-style="italic" style:font-style-asian="italic"/>
    </style:style>
    <style:style style:name="P5" style:family="paragraph" style:parent-style-name="No_20_Spacing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6" style:family="paragraph" style:parent-style-name="No_20_Spacing">
      <style:text-properties officeooo:rsid="001b3159" officeooo:paragraph-rsid="001b3159"/>
    </style:style>
    <style:style style:name="P7" style:family="paragraph" style:parent-style-name="No_20_Spacing">
      <style:paragraph-properties fo:text-align="center" style:justify-single-word="false"/>
      <style:text-properties officeooo:rsid="001b3159" officeooo:paragraph-rsid="001b3159"/>
    </style:style>
    <style:style style:name="P8" style:family="paragraph" style:parent-style-name="No_20_Spacing">
      <style:text-properties fo:font-size="9pt" style:font-size-asian="9pt" style:font-size-complex="9pt"/>
    </style:style>
    <style:style style:name="P9" style:family="paragraph" style:parent-style-name="No_20_Spacing">
      <style:text-properties fo:font-size="9pt" style:font-name-asian="Times New Roman" style:font-size-asian="9pt" style:font-name-complex="Times New Roman" style:font-size-complex="9pt"/>
    </style:style>
    <style:style style:name="P10" style:family="paragraph" style:parent-style-name="No_20_Spacing" style:list-style-name="WWNum2"/>
    <style:style style:name="P11" style:family="paragraph" style:parent-style-name="No_20_Spacing" style:list-style-name="WWNum2">
      <style:text-properties officeooo:paragraph-rsid="001b3159"/>
    </style:style>
    <style:style style:name="P12" style:family="paragraph" style:parent-style-name="No_20_Spacing" style:list-style-name="WWNum2">
      <style:text-properties officeooo:paragraph-rsid="001e4e6f"/>
    </style:style>
    <style:style style:name="P13" style:family="paragraph" style:parent-style-name="List_20_Paragraph" style:list-style-name="WWNum1"/>
    <style:style style:name="T1" style:family="text">
      <style:text-properties fo:color="#ff0000"/>
    </style:style>
    <style:style style:name="T2" style:family="text">
      <style:text-properties officeooo:rsid="001b3159"/>
    </style:style>
    <style:style style:name="T3" style:family="text">
      <style:text-properties officeooo:rsid="001e412d"/>
    </style:style>
    <style:style style:name="T4" style:family="text">
      <style:text-properties officeooo:rsid="001e4e6f"/>
    </style:style>
    <style:style style:name="T5" style:family="text">
      <style:text-properties officeooo:rsid="001f9388"/>
    </style:style>
    <style:style style:name="T6" style:family="text">
      <style:text-properties officeooo:rsid="00218f5e"/>
    </style:style>
    <style:style style:name="T7" style:family="text">
      <style:text-properties officeooo:rsid="0021dd03"/>
    </style:style>
    <style:style style:name="T8" style:family="text">
      <style:text-properties officeooo:rsid="00235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 3330/CSE 3345 – Project</text:p>
      <text:p text:style-name="P2">Mid Point Peer Evaluation</text:p>
      <text:p text:style-name="P1">Your Name: _______<text:span text:style-name="T2">Nick Morris</text:span>___________________________________</text:p>
      <text:p text:style-name="Standard">These peer evaluations are confidential to the extent allowed and will not be shared with any team members. <text:bookmark text:name="_GoBack"/></text:p>
      <text:p text:style-name="Standard">Directions:</text:p>
      <text:list xml:id="list6614319287039191206" text:style-name="WWNum1">
        <text:list-item>
          <text:p text:style-name="P13">Put the name of all team members at the top of each row in alphabetic order by last name. <text:s/><text:span text:style-name="T1">Be sure to include yourself</text:span>!</text:p>
        </text:list-item>
        <text:list-item>
          <text:p text:style-name="P13">Rate yourself and each of your team members using the statements on the left of the table by highlight the corresponding number. <text:s/></text:p>
        </text:list-item>
      </text:list>
      <text:p text:style-name="Standard">4 = Strongly Agree, 3 = Agree, 2 = Disagree, 1 = Strongly Disagree 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4">Team member Names</text:p>
            <text:p text:style-name="P4">-------&gt;</text:p>
            <text:p text:style-name="P5"><text:s/>(Include yourself)</text:p>
          </table:table-cell>
          <table:table-cell table:style-name="Table1.B1" office:value-type="string">
            <text:p text:style-name="P6">Hector </text:p>
            <text:p text:style-name="P6">Curi</text:p>
          </table:table-cell>
          <table:table-cell table:style-name="Table1.C1" office:value-type="string">
            <text:p text:style-name="P6">John</text:p>
            <text:p text:style-name="P6">Politz</text:p>
          </table:table-cell>
          <table:table-cell table:style-name="Table1.D1" office:value-type="string">
            <text:p text:style-name="P6">Nick</text:p>
            <text:p text:style-name="P6">Morris</text:p>
          </table:table-cell>
          <table:table-cell table:style-name="Table1.E1" office:value-type="string">
            <text:p text:style-name="P6">Taylor </text:p>
            <text:p text:style-name="P6">Bishop</text:p>
          </table:table-cell>
          <table:table-cell table:style-name="Table1.F1" office:value-type="string">
            <text:p text:style-name="P6">Tyler</text:p>
            <text:p text:style-name="P6">George</text:p>
          </table:table-cell>
          <table:table-cell table:style-name="Table1.G1" office:value-type="string">
            <text:p text:style-name="No_20_Spacing"/>
          </table:table-cell>
        </table:table-row>
        <table:table-row table:style-name="Table1.2">
          <table:table-cell table:style-name="Table1.A2" office:value-type="string">
            <text:p text:style-name="P8">Helped groups achieve a shared vision for addressing the project challenge.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3">
          <table:table-cell table:style-name="Table1.A3" office:value-type="string">
            <text:p text:style-name="P8">Offered constructive advice, feedback, or questions to clarify the team’s direction.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4">
          <table:table-cell table:style-name="Table1.A4" office:value-type="string">
            <text:p text:style-name="P8">Encouraged the group to discuss due dates and performance expectations.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5">
          <table:table-cell table:style-name="Table1.A5" office:value-type="string">
            <text:p text:style-name="P8">Provided constructive feedback to team members if they failed to meet performance expectations.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6">
          <table:table-cell table:style-name="Table1.A6" office:value-type="string">
            <text:p text:style-name="P8">Helped group members find ways their strengths could serve the project team.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3</text:span> <text:s/></text:p>
          </table:table-cell>
          <table:table-cell table:style-name="Table1.A1" office:value-type="string">
            <text:p text:style-name="P2"><text:span text:style-name="T2">3</text:span> <text:s/>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7">
          <table:table-cell table:style-name="Table1.A7" office:value-type="string">
            <text:p text:style-name="P8">Completed assigned tasks on time.</text:p>
          </table:table-cell>
          <table:table-cell table:style-name="Table1.A1" office:value-type="string">
            <text:p text:style-name="P2"><text:span text:style-name="T2">3</text:span> <text:s/>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8">
          <table:table-cell table:style-name="Table1.A8" office:value-type="string">
            <text:p text:style-name="P8">Regularly attended meetings.</text:p>
          </table:table-cell>
          <table:table-cell table:style-name="Table1.A1" office:value-type="string">
            <text:p text:style-name="P2"><text:span text:style-name="T2">3*</text:span> <text:s/>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9">
          <table:table-cell table:style-name="Table1.A9" office:value-type="string">
            <text:p text:style-name="P9">Put the group’s interests ahead of personal ones.</text:p>
          </table:table-cell>
          <table:table-cell table:style-name="Table1.A1" office:value-type="string">
            <text:p text:style-name="P2"><text:span text:style-name="T2"><text:s/>3</text:span> <text:s/></text:p>
          </table:table-cell>
          <table:table-cell table:style-name="Table1.A1" office:value-type="string">
            <text:p text:style-name="P2"><text:span text:style-name="T2">3</text:span> <text:s/>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10">
          <table:table-cell table:style-name="Table1.A10" office:value-type="string">
            <text:p text:style-name="P9">Has done a fair and reasonable share of work in comparison to other team members. </text:p>
          </table:table-cell>
          <table:table-cell table:style-name="Table1.A1" office:value-type="string">
            <text:p text:style-name="P2"><text:span text:style-name="T2">2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  <table:table-row table:style-name="Table1.11">
          <table:table-cell table:style-name="Table1.A11" office:value-type="string">
            <text:p text:style-name="P9">Participated in writing and revising of the technical design document.</text:p>
          </table:table-cell>
          <table:table-cell table:style-name="Table1.A1" office:value-type="string">
            <text:p text:style-name="P2"><text:span text:style-name="T2">4</text:span> <text:s/></text:p>
          </table:table-cell>
          <table:table-cell table:style-name="Table1.A1" office:value-type="string">
            <text:p text:style-name="P2">3 <text:s/></text:p>
          </table:table-cell>
          <table:table-cell table:style-name="Table1.A1" office:value-type="string">
            <text:p text:style-name="P2">4 <text:s/></text:p>
          </table:table-cell>
          <table:table-cell table:style-name="Table1.A1" office:value-type="string">
            <text:p text:style-name="P2"><text:span text:style-name="T2">4</text:span> </text:p>
          </table:table-cell>
          <table:table-cell table:style-name="Table1.A1" office:value-type="string">
            <text:p text:style-name="P2"><text:span text:style-name="T2">3</text:span> </text:p>
          </table:table-cell>
          <table:table-cell table:style-name="Table1.A1" office:value-type="string">
            <text:p text:style-name="P2">4 <text:s/>3 <text:s/>2 <text:s/>1 <text:s/></text:p>
          </table:table-cell>
        </table:table-row>
      </table:table>
      <text:p text:style-name="No_20_Spacing"/>
      <text:p text:style-name="P2">(continued on the next page)</text:p>
      <text:p text:style-name="No_20_Spacing"/>
      <text:p text:style-name="No_20_Spacing"/>
      <text:p text:style-name="No_20_Spacing">Open response questions:</text:p>
      <text:list xml:id="list6085868511383006753" text:style-name="WWNum2">
        <text:list-item>
          <text:p text:style-name="P11"><text:soft-page-break/>What technical challenges have you and your team faced so far in the project?<text:line-break/></text:p>
          <text:list>
            <text:list-item>
              <text:p text:style-name="P11"><text:span text:style-name="T2">Linking between the server side and the front end has been our biggest challenge during both our Taco Truck and Upresent projects. <text:s/></text:span><text:span text:style-name="T3">On the GUI side, the JavaScript has been the most challenging, but thankfully John has done a great job with it, and Taylor has helped with it also. </text:span><text:line-break/><text:line-break/><text:line-break/><text:line-break/><text:line-break/><text:line-break/></text:p>
            </text:list-item>
          </text:list>
        </text:list-item>
        <text:list-item>
          <text:p text:style-name="P10">What group dynamic challenges has your team faced? Is it difficult to get your team to meet? Is it difficult communicating with a particular team member, etc?</text:p>
          <text:list>
            <text:list-item>
              <text:p text:style-name="P12"><text:span text:style-name="T4">Most times our team meets at least twice a week. <text:s/>Most of our team is able to meet, but due to our busy schedule, it's difficult to get all of us together for a meeting; most times, we have between 2 and 4 people meeting. <text:s/>We do a </text:span><text:span text:style-name="T5">good</text:span><text:span text:style-name="T4"> bit of coding on our own. <text:s/></text:span><text:span text:style-name="T6">The only team member that has been problematic has been Hector; most team meetings he tends to argue with other team members </text:span><text:span text:style-name="T7">about different aspects of the website and doesn't seem to do much code then. <text:s/>He did a great job on the paper prototypes for both Taco Truck and UPresent, </text:span><text:span text:style-name="T8">but he didn't make many contributions with code on Taco Truck. <text:s/>It has been better for UPresent though. <text:s/>Tyler wasn't able to contribute much last week because he was sick, but hopefully we'll be back up to full strength soon.</text:span><text:span text:style-name="T7"> 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venir Book1" svg:font-family="'Avenir Book'"/>
    <style:font-face style:name="Lohit Hindi1" svg:font-family="'Lohit Hindi'"/>
    <style:font-face style:name="Courier New" svg:font-family="'Courier New'" style:font-family-generic="modern" style:font-pitch="fixed"/>
    <style:font-face style:name="Avenir Black" svg:font-family="'Avenir Black'" style:font-family-generic="roman" style:font-pitch="variable"/>
    <style:font-face style:name="Avenir Book" svg:font-family="'Avenir Book'" style:font-family-generic="roman" style:font-pitch="variable"/>
    <style:font-face style:name="Avenir Heavy" svg:font-family="'Avenir Heavy'" style:font-family-generic="roman" style:font-pitch="variable"/>
    <style:font-face style:name="Baskerville SemiBold" svg:font-family="'Baskerville SemiBold'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Menlo Regular" svg:font-family="'Menlo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in" style:contextual-spacing="false" fo:orphans="2" fo:widows="2" style:writing-mode="lr-tb"/>
      <style:text-properties style:use-window-font-color="true" style:font-name="Avenir Book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000000" style:font-name="Book Antiqu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keep-together="always" fo:keep-with-next="always"/>
      <style:text-properties fo:font-variant="small-caps" fo:color="#000000" style:font-name="Book Antiqua" fo:font-size="13pt" fo:font-weight="bold" style:font-size-asian="13pt" style:font-weight-asian="bold" style:font-size-complex="13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in" style:contextual-spacing="false"/>
      <style:text-properties style:font-name="Baskerville SemiBold" fo:letter-spacing="0.0102in" fo:font-style="italic" fo:font-weight="bold" style:font-style-asian="italic" style:font-weight-asian="bold" style:font-style-complex="italic"/>
    </style:style>
    <style:style style:name="Title" style:family="paragraph" style:parent-style-name="Standard" style:default-outline-level="" style:class="chapter">
      <style:paragraph-properties fo:margin-top="0.3335in" fo:margin-bottom="0.0835in" style:contextual-spacing="true" fo:padding-left="0in" fo:padding-right="0in" fo:padding-top="0in" fo:padding-bottom="0.0555in" fo:border-left="none" fo:border-right="none" fo:border-top="none" fo:border-bottom="2.24pt solid #000001"/>
      <style:text-properties fo:color="#000000" style:font-name="Baskerville SemiBold" fo:font-size="22pt" style:letter-kerning="true" style:font-size-asian="22pt" style:font-size-complex="26pt"/>
    </style:style>
    <style:style style:name="Code" style:family="paragraph" style:parent-style-name="Standard" style:default-outline-level="">
      <style:paragraph-properties fo:margin-top="0in" fo:margin-bottom="0in" style:contextual-spacing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font-name="Menlo Regular" fo:font-size="10pt" style:font-size-asian="10pt"/>
    </style:style>
    <style:style style:name="caption" style:family="paragraph" style:parent-style-name="Standard" style:default-outline-level="">
      <style:paragraph-properties fo:margin-top="0.1665in" fo:margin-bottom="0.139in" style:contextual-spacing="false"/>
      <style:text-properties style:font-name="Avenir Heavy" fo:font-size="9pt" style:font-size-asian="9pt" style:font-size-complex="9pt"/>
    </style:style>
    <style:style style:name="code" style:family="paragraph" style:parent-style-name="Standard" style:default-outline-level="">
      <style:paragraph-properties fo:margin-top="0in" fo:margin-bottom="0in" style:contextual-spacing="false"/>
      <style:text-properties style:font-name="Consolas" fo:font-size="10pt" style:font-size-asian="10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Avenir Book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665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Baskerville SemiBold" fo:letter-spacing="0.0102in" fo:font-style="italic" fo:font-weight="bold" style:font-style-asian="italic" style:font-weight-asian="bold" style:font-style-complex="italic"/>
    </style:style>
    <style:style style:name="Title_20_Char" style:display-name="Title Char" style:family="text" style:parent-style-name="Default_20_Paragraph_20_Font">
      <style:text-properties fo:color="#000000" style:font-name="Baskerville SemiBold" fo:font-size="22pt" style:letter-kerning="true" style:font-size-asian="22pt" style:font-size-complex="26pt"/>
    </style:style>
    <style:style style:name="Strong_20_Emphasis" style:display-name="Strong Emphasis" style:family="text">
      <style:text-properties style:font-name="Avenir Black"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00000" style:font-name="Book Antiqua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variant="small-caps" fo:color="#000000" style:font-name="Book Antiqua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venir Book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126in" fo:margin-bottom="0.5626in" fo:margin-left="0.6252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ontenot</meta:initial-creator>
    <dc:creator>Nick </dc:creator>
    <meta:editing-cycles>9</meta:editing-cycles>
    <meta:creation-date>2013-11-05T13:35:00</meta:creation-date>
    <dc:date>2014-03-31T20:31:33</dc:date>
    <meta:editing-duration>PT11M27S</meta:editing-duration>
    <meta:generator>LibreOffice/4.0.2.2$Linux_X86_64 LibreOffice_project/400m0$Build-2</meta:generator>
    <meta:document-statistic meta:table-count="1" meta:image-count="0" meta:object-count="0" meta:page-count="2" meta:paragraph-count="97" meta:word-count="547" meta:character-count="2908" meta:non-whitespace-character-count="2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